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78fd" officeooo:paragraph-rsid="000a78fd"/>
    </style:style>
    <style:style style:name="P2" style:family="paragraph" style:parent-style-name="Standard">
      <style:text-properties officeooo:rsid="000bf08c" officeooo:paragraph-rsid="000bf08c"/>
    </style:style>
    <style:style style:name="P3" style:family="paragraph" style:parent-style-name="Standard">
      <style:text-properties officeooo:rsid="000bf08c" officeooo:paragraph-rsid="00129c17"/>
    </style:style>
    <style:style style:name="P4" style:family="paragraph" style:parent-style-name="Standard">
      <style:text-properties officeooo:rsid="00129c17" officeooo:paragraph-rsid="00129c17"/>
    </style:style>
    <style:style style:name="P5" style:family="paragraph" style:parent-style-name="Standard">
      <style:text-properties officeooo:rsid="00141309" officeooo:paragraph-rsid="00141309"/>
    </style:style>
    <style:style style:name="P6" style:family="paragraph" style:parent-style-name="Standard">
      <style:text-properties officeooo:rsid="0019b721" officeooo:paragraph-rsid="0019b721"/>
    </style:style>
    <style:style style:name="P7" style:family="paragraph" style:parent-style-name="Standard">
      <style:text-properties officeooo:rsid="001ae095" officeooo:paragraph-rsid="001ae095"/>
    </style:style>
    <style:style style:name="P8" style:family="paragraph" style:parent-style-name="Standard">
      <style:text-properties officeooo:rsid="001f50e9" officeooo:paragraph-rsid="001f50e9"/>
    </style:style>
    <style:style style:name="T1" style:family="text">
      <style:text-properties officeooo:rsid="000d16d6"/>
    </style:style>
    <style:style style:name="T2" style:family="text">
      <style:text-properties officeooo:rsid="000eff60"/>
    </style:style>
    <style:style style:name="T3" style:family="text">
      <style:text-properties officeooo:rsid="00114e2e"/>
    </style:style>
    <style:style style:name="T4" style:family="text">
      <style:text-properties officeooo:rsid="00141309"/>
    </style:style>
    <style:style style:name="T5" style:family="text">
      <style:text-properties officeooo:rsid="0015af52"/>
    </style:style>
    <style:style style:name="T6" style:family="text">
      <style:text-properties officeooo:rsid="0017987b"/>
    </style:style>
    <style:style style:name="T7" style:family="text">
      <style:text-properties officeooo:rsid="0018183e"/>
    </style:style>
    <style:style style:name="T8" style:family="text">
      <style:text-properties officeooo:rsid="0019b721"/>
    </style:style>
    <style:style style:name="T9" style:family="text">
      <style:text-properties officeooo:rsid="001b868e"/>
    </style:style>
    <style:style style:name="T10" style:family="text">
      <style:text-properties officeooo:rsid="001e7765"/>
    </style:style>
    <style:style style:name="T11" style:family="text">
      <style:text-properties officeooo:rsid="001e9a91"/>
    </style:style>
    <style:style style:name="T12" style:family="text">
      <style:text-properties officeooo:rsid="001fd2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rd project presentation</text:p>
      <text:p text:style-name="P1"/>
      <text:p text:style-name="P2">- First I wanted a landing page to be more attractive, <text:span text:style-name="T3">so I added an background image from unsplash (footer for the photograph) and animation like an opening to the website. (webiste for the shapes)</text:span></text:p>
      <text:p text:style-name="P3">About the colors I wanted som<text:span text:style-name="T1">e</text:span>thing simple that is why I chose black, <text:span text:style-name="T2">grey</text:span> and a green color for the contrast.</text:p>
      <text:p text:style-name="P3"/>
      <text:p text:style-name="P4">- Then I <text:span text:style-name="T4">implemented</text:span> a navigation bar with 3 links one for the projects that leads to the project section on the same page and the same for the contact and a link to another page : my resume which was my second project. <text:span text:style-name="T11">Plus I didn’t want an empty space so I added a logo with my initials which is a link to go back on the main page</text:span></text:p>
      <text:p text:style-name="P4"/>
      <text:p text:style-name="P8">- For the footer I added my contact information with 3 link to my github link<text:span text:style-name="T12">e</text:span>din and twitter account.</text:p>
      <text:p text:style-name="P4"/>
      <text:p text:style-name="P4">- As you can see I changed the colors and added the footer and the navigation bar for my resume to be part of the same website.</text:p>
      <text:p text:style-name="P4"/>
      <text:p text:style-name="P5">About the project section I decided to do 2 projects as placeholders <text:span text:style-name="T10">with a hover animation to show the explanation of the project.</text:span></text:p>
      <text:p text:style-name="P5">- the 1st one is puppy socks which is a commercial website <text:span text:style-name="T5">on a single page which is fully responsive</text:span>, I <text:span text:style-name="T5">implemented a navigation bar </text:span>a background image <text:s/>and animation<text:span text:style-name="T7">s</text:span> for the buttons and card to present the products <text:span text:style-name="T7">with an hover effect</text:span>. I chose random images on the internet.</text:p>
      <text:p text:style-name="P5">- <text:span text:style-name="T6">the second project was a galery of pictures with a little animation for the title and hover effects.</text:span></text:p>
      <text:p text:style-name="P5"/>
      <text:p text:style-name="P5"/>
      <text:p text:style-name="P5">- <text:span text:style-name="T8">For the main website I used SASS to compile the css code, mixin, variables, @extend and ……….</text:span></text:p>
      <text:p text:style-name="P6">I also compiled my resume css using SASS.</text:p>
      <text:p text:style-name="P6"/>
      <text:p text:style-name="P6">About the responsivness for main website I used a hamburger button to open and close the menu with a toggle effect using a label an input and in connecting these 2 tags and display flex with column direction…</text:p>
      <text:p text:style-name="P6"/>
      <text:p text:style-name="P6">I did the same thing for the puppy socks project </text:p>
      <text:p text:style-name="P6"/>
      <text:p text:style-name="P6"/>
      <text:p text:style-name="P6"/>
      <text:p text:style-name="P7">That is it for the presentation, <text:span text:style-name="T9">thank you for listening </text:span>and I am looking forward to any comments or questions</text:p>
      <text:p text:style-name="P4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0:46:28.061034757</meta:creation-date>
    <dc:date>2019-02-03T11:18:36.248387581</dc:date>
    <meta:editing-duration>PT31M58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1" meta:paragraph-count="14" meta:word-count="361" meta:character-count="1906" meta:non-whitespace-character-count="1557"/>
  </office:meta>
</office:document-meta>
</file>